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eb99"/>
    </style:style>
    <style:style style:name="P2" style:family="paragraph">
      <style:paragraph-properties fo:text-align="start"/>
    </style:style>
    <style:style style:name="gr1" style:family="graphic" style:data-style-name="C43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 style:data-style-name="C42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 style:data-style-name="C41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 style:data-style-name="C40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time-style style:name="C40" number:language="en" number:country="US">
      <number:hours number:style="long"/>
      <number:text>:</number:text>
      <number:minutes number:style="long"/>
    </number:time-style>
    <number:time-style style:name="C41" number:language="en" number:country="US">
      <number:hours number:style="long"/>
      <number:text>:</number:text>
      <number:minutes number:style="long"/>
      <number:text>:</number:text>
      <number:seconds number:style="long"/>
    </number:time-style>
    <number:time-style style:name="C42" number:language="en" number:country="US">
      <number:hours number:style="long"/>
      <number:text>:</number:text>
      <number:minutes number:style="long"/>
      <number:text> </number:text>
      <number:am-pm/>
    </number:time-style>
    <number:time-style style:name="C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ime form:name="Time Field 1" form:control-implementation="ooo:com.sun.star.form.component.TimeField" xml:id="control1" form:id="control1" form:current-value="12120000" form:max-value="23595900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im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2:12"/>
            </form:properties>
          </form:time>
          <form:time form:name="Time Field 2" form:control-implementation="ooo:com.sun.star.form.component.TimeField" xml:id="control2" form:id="control2" form:current-value="12120000" form:max-value="23595900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im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2:12"/>
            </form:properties>
          </form:time>
          <form:time form:name="Time Field 3" form:control-implementation="ooo:com.sun.star.form.component.TimeField" xml:id="control3" form:id="control3" form:current-value="12120000" form:max-value="23595900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im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2:12"/>
            </form:properties>
          </form:time>
          <form:time form:name="Time Field 4" form:control-implementation="ooo:com.sun.star.form.component.TimeField" xml:id="control4" form:id="control4" form:value="06000000" form:current-value="06000000" form:max-value="23595900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im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2:12"/>
            </form:properties>
          </form:tim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as-char" draw:z-index="0" draw:name="Shape1" draw:style-name="gr4" draw:text-style-name="P2" svg:width="3.1252in" svg:height="0.8543in" draw:control="control1"/></text:p>
      <text:p text:style-name="P1"/>
      <text:p text:style-name="P1"><draw:control text:anchor-type="as-char" draw:z-index="1" draw:name="Shape1_0" draw:style-name="gr3" draw:text-style-name="P2" svg:width="3.1252in" svg:height="0.8543in" draw:control="control2"/></text:p>
      <text:p text:style-name="P1"/>
      <text:p text:style-name="P1"><draw:control text:anchor-type="as-char" draw:z-index="2" draw:name="Shape1_1" draw:style-name="gr2" draw:text-style-name="P2" svg:width="3.1252in" svg:height="0.8543in" draw:control="control3"/></text:p>
      <text:p text:style-name="P1"/>
      <text:p text:style-name="P1"><draw:control text:anchor-type="as-char" draw:z-index="3" draw:name="Shape1_2" draw:style-name="gr1" draw:text-style-name="P2" svg:width="3.1252in" svg:height="0.8543in" draw:control="control4"/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4T12:10:26.483249113</meta:creation-date>
    <dc:date>2020-03-04T13:38:13.519998980</dc:date>
    <meta:editing-duration>PT3M40S</meta:editing-duration>
    <meta:editing-cycles>3</meta:editing-cycles>
    <meta:generator>LibreOfficeDev/7.0.0.0.alpha0$Linux_X86_64 LibreOffice_project/badc05a36720c69e5d22173b549b98cf6b88a0d2</meta:generator>
    <meta:document-statistic meta:table-count="0" meta:image-count="0" meta:object-count="0" meta:page-count="1" meta:paragraph-count="4" meta:word-count="0" meta:character-count="0" meta:non-whitespace-character-count="0"/>
  </office:meta>
</office:document-meta>
</file>